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criptorFactory.warning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Factory.checkServiceAssembly( List &lt; String &gt; violations , ServiceAssembly serviceAssembl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scriptorFactory.parseSharedLibrary( Element chil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scriptorFactory.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Factory.getAttribute( Element 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scriptorFactory.isBlank( String st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scriptorFactory.parseServiceUnit( Element chil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escriptorFactory.checkServiceUnit( List &lt; String &gt; violations , Services servi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scriptorFactory.getText( Elem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Factory.parseServiceAssembly( Element child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5">
            <text:p text:style-name="Table_20_Contents">5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DescriptorFactory.getDescriptorAsText( File descriptor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scriptorFactory.checkDescriptor( Descriptor descripto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scriptorFactory.buildDescriptor( File descriptor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scriptorFactory.buildDescriptor( final URL ur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DescriptorFactory.checkComponent( List &lt; String &gt; violations , Component componen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scriptorFactory.checkSharedLibrary( List &lt; String &gt; violations , SharedLibrary sharedLibra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scriptorFactory.parseComponent( Element child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5">
            <text:p text:style-name="Table_20_Contents">5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DescriptorFactory.readAttributeQName( Element 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scriptorFactory.Descripto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scriptorFactory.fatalError( SAXParse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criptorFactory.readIdentification( Elem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